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23cm"/>
      <style:text-properties fo:color="#212121" style:font-name="Droid Sans Mono" fo:font-size="9pt" fo:font-weight="normal" fo:background-color="#fffffe"/>
    </style:style>
    <style:style style:name="P2" style:family="paragraph" style:parent-style-name="Standard">
      <style:paragraph-properties style:line-height-at-least="0.423cm"/>
    </style:style>
    <style:style style:name="T1" style:family="text">
      <style:text-properties fo:color="#0000ff"/>
    </style:style>
    <style:style style:name="T2" style:family="text">
      <style:text-properties fo:color="#09885a"/>
    </style:style>
    <style:style style:name="T3" style:family="text">
      <style:text-properties fo:color="#795e26"/>
    </style:style>
    <style:style style:name="T4" style:family="text">
      <style:text-properties fo:color="#a31515"/>
    </style:style>
    <style:style style:name="T5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ELECT</text:span> <text:span text:style-name="T1">CHAR</text:span>(<text:span text:style-name="T2">65</text:span>) <text:span text:style-name="T1">AS</text:span> CodeToCharacter;</text:p>
      <text:p text:style-name="P1"><text:span text:style-name="T1">SELECT</text:span> <text:span text:style-name="T1">CHAR</text:span>(<text:span text:style-name="T2">97</text:span>) <text:span text:style-name="T1">AS</text:span> CodeToCharacter;</text:p>
      <text:p text:style-name="P2"/>
      <text:p text:style-name="P1"><text:span text:style-name="T1">SELECT</text:span> <text:span text:style-name="T3">CHARINDEX</text:span>(<text:span text:style-name="T4">'t'</text:span>, <text:span text:style-name="T4">'Customer'</text:span>) <text:span text:style-name="T1">AS</text:span> MatchPosition;</text:p>
      <text:p text:style-name="P1"><text:span text:style-name="T1">SELECT</text:span> <text:span text:style-name="T3">CHARINDEX</text:span>(<text:span text:style-name="T4">'OM'</text:span>, <text:span text:style-name="T4">'Customer'</text:span>) <text:span text:style-name="T1">AS</text:span> MatchPosition</text:p>
      <text:p text:style-name="P2"/>
      <text:p text:style-name="P1"><text:span text:style-name="T1">SELECT</text:span> <text:span text:style-name="T3">CONCAT</text:span>(<text:span text:style-name="T4">'W3Schools'</text:span>, <text:span text:style-name="T4">'.com'</text:span>);</text:p>
      <text:p text:style-name="P1"><text:span text:style-name="T1">SELECT</text:span> <text:span text:style-name="T3">CONCAT</text:span>(<text:span text:style-name="T4">'SQL'</text:span>, <text:span text:style-name="T4">' '</text:span>, <text:span text:style-name="T4">'is '</text:span>, <text:span text:style-name="T4">'fun!'</text:span>);</text:p>
      <text:p text:style-name="P2"/>
      <text:p text:style-name="P1"><text:span text:style-name="T1">SELECT</text:span> <text:span text:style-name="T4">'W3Schools'</text:span> <text:span text:style-name="T5">+</text:span> <text:span text:style-name="T4">'.com'</text:span>;</text:p>
      <text:p text:style-name="P1"><text:span text:style-name="T1">SELECT</text:span> <text:span text:style-name="T4">'SQL'</text:span> <text:span text:style-name="T5">+</text:span> <text:span text:style-name="T4">' is'</text:span> <text:span text:style-name="T5">+</text:span> <text:span text:style-name="T4">' fun!'</text:span>;</text:p>
      <text:p text:style-name="P2"/>
      <text:p text:style-name="P1"><text:span text:style-name="T1">SELECT</text:span> CONCAT_WS(<text:span text:style-name="T4">'.'</text:span>, <text:span text:style-name="T4">'www'</text:span>, <text:span text:style-name="T4">'W3Schools'</text:span>, <text:span text:style-name="T4">'com'</text:span>);</text:p>
      <text:p text:style-name="P1"><text:span text:style-name="T1">SELECT</text:span> CONCAT_WS(<text:span text:style-name="T4">'+'</text:span>, <text:span text:style-name="T4">'www'</text:span>, <text:span text:style-name="T4">'W3Schools'</text:span>, <text:span text:style-name="T4">'com'</text:span>);</text:p>
      <text:p text:style-name="P2"/>
      <text:p text:style-name="P1"><text:span text:style-name="T1">SELECT</text:span> <text:span text:style-name="T3">DATALENGTH</text:span>(<text:span text:style-name="T4">'W3Schools.com'</text:span>);</text:p>
      <text:p text:style-name="P1"><text:span text:style-name="T1">SELECT</text:span> <text:span text:style-name="T3">DATALENGTH</text:span>(<text:span text:style-name="T4">' W3Schools.com '</text:span>);</text:p>
      <text:p text:style-name="P1"><text:span text:style-name="T1">SELECT</text:span> <text:span text:style-name="T3">DATALENGTH</text:span>(<text:span text:style-name="T4">'2017-08'</text:span>);</text:p>
      <text:p text:style-name="P2"/>
      <text:p text:style-name="P1"><text:span text:style-name="T1">SELECT</text:span> <text:span text:style-name="T3">LEFT</text:span>(<text:span text:style-name="T4">'SQL Tutorial'</text:span>, <text:span text:style-name="T2">3</text:span>) <text:span text:style-name="T1">AS</text:span> ExtractString;</text:p>
      <text:p text:style-name="P1"><text:span text:style-name="T1">SELECT</text:span> <text:span text:style-name="T3">LEFT</text:span>(<text:span text:style-name="T4">'SQL Tutorial'</text:span>, <text:span text:style-name="T2">100</text:span>) <text:span text:style-name="T1">AS</text:span> ExtractString;</text:p>
      <text:p text:style-name="P2"/>
      <text:p text:style-name="P1"><text:span text:style-name="T1">SELECT</text:span> <text:span text:style-name="T3">LEN</text:span>(<text:span text:style-name="T4">'W3Schools.com'</text:span>);</text:p>
      <text:p text:style-name="P1"><text:span text:style-name="T1">SELECT</text:span> <text:span text:style-name="T3">LEN</text:span>(<text:span text:style-name="T4">' W3Schools.com '</text:span>);</text:p>
      <text:p text:style-name="P2"/>
      <text:p text:style-name="P1"><text:span text:style-name="T1">SELECT</text:span> <text:span text:style-name="T3">LOWER</text:span>(<text:span text:style-name="T4">'SQL Tutorial is FUN!'</text:span>);</text:p>
      <text:p text:style-name="P2"/>
      <text:p text:style-name="P1"><text:span text:style-name="T1">SELECT</text:span> <text:span text:style-name="T3">LTRIM</text:span>(<text:span text:style-name="T4">' SQL Tutorial'</text:span>) <text:span text:style-name="T1">AS</text:span> LeftTrimmedString;</text:p>
      <text:p text:style-name="P1"><text:span text:style-name="T1">SELECT</text:span> <text:span text:style-name="T3">LTRIM</text:span>(<text:span text:style-name="T4">' SQL Tutorial '</text:span>) <text:span text:style-name="T1">AS</text:span> LeftTrimmedString;</text:p>
      <text:p text:style-name="P2"/>
      <text:p text:style-name="P1"><text:span text:style-name="T1">SELECT</text:span> <text:span text:style-name="T3">PATINDEX</text:span>(<text:span text:style-name="T4">'%schools%'</text:span>, <text:span text:style-name="T4">'W3Schools.com'</text:span>);</text:p>
      <text:p text:style-name="P1"><text:span text:style-name="T1">SELECT</text:span> <text:span text:style-name="T3">PATINDEX</text:span>(<text:span text:style-name="T4">'%s%com%'</text:span>, <text:span text:style-name="T4">'W3Schools.com'</text:span>);</text:p>
      <text:p text:style-name="P1"><text:span text:style-name="T1">SELECT</text:span> <text:span text:style-name="T3">PATINDEX</text:span>(<text:span text:style-name="T4">'%[ol]%'</text:span>, <text:span text:style-name="T4">'W3Schools.com'</text:span>);</text:p>
      <text:p text:style-name="P1"><text:span text:style-name="T1">SELECT</text:span> <text:span text:style-name="T3">PATINDEX</text:span>(<text:span text:style-name="T4">'%[z]%'</text:span>, <text:span text:style-name="T4">'W3Schools.com'</text:span>);</text:p>
      <text:p text:style-name="P2"/>
      <text:p text:style-name="P1"><text:span text:style-name="T1">SELECT</text:span> <text:span text:style-name="T3">REPLACE</text:span>(<text:span text:style-name="T4">'SQL Tutorial'</text:span>, <text:span text:style-name="T4">'T'</text:span>, <text:span text:style-name="T4">'M'</text:span>);</text:p>
      <text:p text:style-name="P1"><text:span text:style-name="T1">SELECT</text:span> <text:span text:style-name="T3">REPLACE</text:span>(<text:span text:style-name="T4">'SQL Tutorial'</text:span>, <text:span text:style-name="T4">'SQL'</text:span>, <text:span text:style-name="T4">'HTML'</text:span>);</text:p>
      <text:p text:style-name="P1"><text:span text:style-name="T1">SELECT</text:span> <text:span text:style-name="T3">REPLACE</text:span>(<text:span text:style-name="T4">'ABC ABC ABC'</text:span>, <text:span text:style-name="T4">'a'</text:span>, <text:span text:style-name="T4">'c'</text:span>);</text:p>
      <text:p text:style-name="P2"/>
      <text:p text:style-name="P1"><text:span text:style-name="T1">SELECT</text:span> <text:span text:style-name="T3">REPLICATE</text:span>(<text:span text:style-name="T4">'SQL Tutorial'</text:span>, <text:span text:style-name="T2">5</text:span>);</text:p>
      <text:p text:style-name="P2"/>
      <text:p text:style-name="P1"><text:span text:style-name="T1">SELECT</text:span> <text:span text:style-name="T3">REVERSE</text:span>(<text:span text:style-name="T4">'SQL Tutorial'</text:span>);</text:p>
      <text:p text:style-name="P2"/>
      <text:p text:style-name="P1"><text:span text:style-name="T1">SELECT</text:span> <text:span text:style-name="T3">RIGHT</text:span>(<text:span text:style-name="T4">'SQL Tutorial'</text:span>, <text:span text:style-name="T2">3</text:span>) <text:span text:style-name="T1">AS</text:span> ExtractString;</text:p>
      <text:p text:style-name="P2"/>
      <text:p text:style-name="P1"><text:span text:style-name="T1">SELECT</text:span> <text:span text:style-name="T3">RTRIM</text:span>(<text:span text:style-name="T4">'SQL Tutorial '</text:span>) <text:span text:style-name="T1">AS</text:span> RightTrimmedString;</text:p>
      <text:p text:style-name="P2"/>
      <text:p text:style-name="P1"><text:span text:style-name="T1">SELECT</text:span> <text:span text:style-name="T3">SPACE</text:span>(<text:span text:style-name="T2">10</text:span>);</text:p>
      <text:p text:style-name="P2"/>
      <text:p text:style-name="P1"><text:span text:style-name="T1">SELECT</text:span> <text:span text:style-name="T3">STR</text:span>(<text:span text:style-name="T2">185</text:span>);</text:p>
      <text:p text:style-name="P1"><text:span text:style-name="T1">SELECT</text:span> <text:span text:style-name="T3">STR</text:span>(<text:span text:style-name="T2">185</text:span>.<text:span text:style-name="T2">5</text:span>);</text:p>
      <text:p text:style-name="P1"><text:span text:style-name="T1">SELECT</text:span> <text:span text:style-name="T3">STR</text:span>(<text:span text:style-name="T2">185</text:span>.<text:span text:style-name="T2">476</text:span>, <text:span text:style-name="T2">6</text:span>, <text:span text:style-name="T2">2</text:span>);</text:p>
      <text:p text:style-name="P2"/>
      <text:p text:style-name="P1"><text:span text:style-name="T1">SELECT</text:span> <text:span text:style-name="T3">STUFF</text:span>(<text:span text:style-name="T4">'SQL Tutorial'</text:span>, <text:span text:style-name="T2">1</text:span>, <text:span text:style-name="T2">3</text:span>, <text:span text:style-name="T4">'HTML'</text:span>);</text:p>
      <text:p text:style-name="P1"><text:span text:style-name="T1">SELECT</text:span> <text:span text:style-name="T3">STUFF</text:span>(<text:span text:style-name="T4">'SQL Tutorial!'</text:span>, <text:span text:style-name="T2">13</text:span>, <text:span text:style-name="T2">1</text:span>, <text:span text:style-name="T4">' is fun!'</text:span>);</text:p>
      <text:p text:style-name="P2"/>
      <text:p text:style-name="P1"><text:span text:style-name="T1">SELECT</text:span> <text:span text:style-name="T3">SUBSTRING</text:span>(<text:span text:style-name="T4">'SQL Tutorial'</text:span>, <text:span text:style-name="T2">1</text:span>, <text:span text:style-name="T2">3</text:span>) <text:span text:style-name="T1">AS</text:span> ExtractString;</text:p>
      <text:p text:style-name="P1"><text:soft-page-break/><text:span text:style-name="T1">SELECT</text:span> <text:span text:style-name="T3">SUBSTRING</text:span>(<text:span text:style-name="T4">'SQL Tutorial'</text:span>, <text:span text:style-name="T2">1</text:span>, <text:span text:style-name="T2">100</text:span>) <text:span text:style-name="T1">AS</text:span> ExtractString;</text:p>
      <text:p text:style-name="P2"/>
      <text:p text:style-name="P1"><text:span text:style-name="T1">SELECT</text:span> <text:span text:style-name="T3">TRANSLATE</text:span>(<text:span text:style-name="T4">'Monday'</text:span>, <text:span text:style-name="T4">'Monday'</text:span>, <text:span text:style-name="T4">'Sunday'</text:span>);</text:p>
      <text:p text:style-name="P1"><text:span text:style-name="T1">SELECT</text:span> <text:span text:style-name="T3">TRANSLATE</text:span>(<text:span text:style-name="T4">'Monday'</text:span>, <text:span text:style-name="T4">'M'</text:span>, <text:span text:style-name="T4">'S'</text:span>);</text:p>
      <text:p text:style-name="P2"/>
      <text:p text:style-name="P1"><text:span text:style-name="T1">SELECT</text:span> <text:span text:style-name="T3">TRIM</text:span>(<text:span text:style-name="T4">' SQL Tutorial! '</text:span>) <text:span text:style-name="T1">AS</text:span> TrimmedString;</text:p>
      <text:p text:style-name="P1"><text:span text:style-name="T1">SELECT</text:span> <text:span text:style-name="T3">TRIM</text:span>(<text:span text:style-name="T4">'#! '</text:span> <text:span text:style-name="T1">FROM</text:span> <text:span text:style-name="T4">' #SQL Tutorial! '</text:span>) <text:span text:style-name="T1">AS</text:span> TrimmedString;</text:p>
      <text:p text:style-name="P2"/>
      <text:p text:style-name="P1"><text:span text:style-name="T1">SELECT</text:span> <text:span text:style-name="T3">UPPER</text:span>(<text:span text:style-name="T4">'SQL Tutorial is FUN!'</text:span>)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9T17:50:54.718499259</meta:creation-date>
    <dc:date>2024-06-19T17:51:43.264002396</dc:date>
    <meta:editing-duration>PT49S</meta:editing-duration>
    <meta:editing-cycles>1</meta:editing-cycles>
    <meta:document-statistic meta:table-count="0" meta:image-count="0" meta:object-count="0" meta:page-count="2" meta:paragraph-count="44" meta:word-count="209" meta:character-count="1784" meta:non-whitespace-character-count="1619"/>
    <meta:generator>LibreOffice/6.4.7.2$Linux_X86_64 LibreOffice_project/40$Build-2</meta:generator>
  </office:meta>
</office:document-meta>
</file>